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2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2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2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1481f" style:font-size-asian="12pt" style:font-size-complex="12pt"/>
    </style:style>
    <style:style style:name="P2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2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2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ff04d" officeooo:paragraph-rsid="005ff04d"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77c0c" officeooo:paragraph-rsid="0070758c"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b61e9" officeooo:paragraph-rsid="006b61e9"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f235" officeooo:paragraph-rsid="006df235"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ec53a" officeooo:paragraph-rsid="006ec53a"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f8ed2" officeooo:paragraph-rsid="006f8ed2"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318e7" officeooo:paragraph-rsid="007318e7"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1852" officeooo:paragraph-rsid="00751852" style:font-size-asian="12pt" style:font-size-complex="12pt"/>
    </style:style>
    <style:style style:name="P4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5ba06" officeooo:paragraph-rsid="0075ba06" style:font-size-asian="12pt" style:font-size-complex="12pt"/>
    </style:style>
    <style:style style:name="P42"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43"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44"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45"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46"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4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48"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49"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5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70758c" officeooo:paragraph-rsid="0070758c" style:font-size-asian="12pt" style:font-size-complex="12pt"/>
    </style:style>
    <style:style style:name="P5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style:text-underline-style="none" fo:font-weight="normal" officeooo:rsid="006b61e9" officeooo:paragraph-rsid="0075ba06" style:font-size-asian="12pt" style:font-size-complex="12pt"/>
    </style:style>
    <style:style style:name="P5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6d320f" officeooo:paragraph-rsid="006b61e9" style:font-size-asian="12pt" style:font-size-complex="12pt"/>
    </style:style>
    <style:style style:name="P5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761f8e" officeooo:paragraph-rsid="00761f8e"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4a816"/>
    </style:style>
    <style:style style:name="T28" style:family="text">
      <style:text-properties officeooo:rsid="00588b38"/>
    </style:style>
    <style:style style:name="T29" style:family="text">
      <style:text-properties officeooo:rsid="005ee2a1"/>
    </style:style>
    <style:style style:name="T30" style:family="text">
      <style:text-properties officeooo:rsid="006096d5"/>
    </style:style>
    <style:style style:name="T31" style:family="text">
      <style:text-properties officeooo:rsid="00637d3f"/>
    </style:style>
    <style:style style:name="T32" style:family="text">
      <style:text-properties style:text-underline-style="solid" style:text-underline-width="auto" style:text-underline-color="font-color" officeooo:rsid="00667dbf"/>
    </style:style>
    <style:style style:name="T33" style:family="text">
      <style:text-properties style:text-underline-style="none"/>
    </style:style>
    <style:style style:name="T34" style:family="text">
      <style:text-properties style:text-underline-style="none" officeooo:rsid="00637d3f"/>
    </style:style>
    <style:style style:name="T35" style:family="text">
      <style:text-properties style:text-underline-style="none" officeooo:rsid="00667dbf"/>
    </style:style>
    <style:style style:name="T36" style:family="text">
      <style:text-properties style:text-underline-style="none" officeooo:rsid="0068979b"/>
    </style:style>
    <style:style style:name="T37" style:family="text">
      <style:text-properties style:text-underline-style="none" officeooo:rsid="006b007f"/>
    </style:style>
    <style:style style:name="T38" style:family="text">
      <style:text-properties style:text-underline-style="none" officeooo:rsid="006f8ed2"/>
    </style:style>
    <style:style style:name="T39" style:family="text">
      <style:text-properties style:text-underline-style="none" officeooo:rsid="007075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47"><text:span text:style-name="Source_20_Text"><text:span text:style-name="T18">for name in /path/to/imagenet/val/*.JPEG; do</text:span></text:span></text:p>
      <text:p text:style-name="P49"><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49"><text:span text:style-name="Source_20_Text"><text:span text:style-name="T2">done</text:span></text:span></text:p>
      <text:p text:style-name="P48"><text:span text:style-name="Source_20_Text"><text:span text:style-name="T19">convert -resize 256x256 oldname newname</text:span></text:span></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43"><text:span text:style-name="T5">Spara vikterna från net surgery. Öppna upp det sparade nätet och lägg till en filterkärna. </text:span><text:span text:style-name="T6">Hur tränar man om det sen då?</text:span></text:p>
      <text:p text:style-name="P42">Evan Shelhamer: https://groups.google.com/forum/#!topic/caffe-users/3jYPmC_18Qw</text:p>
      <text:p text:style-name="P43"><text:span text:style-name="T6"><text:s/></text:span><text:span text:style-name="T11">To do custom weight initialization:</text:span><text:line-break/><text:span text:style-name="T11">1. Define the architecture prototxt</text:span><text:line-break/><text:span text:style-name="T11">2. Load the model in Python</text:span><text:line-break/><text:span text:style-name="T11">3. Assign the weights as shown in the example</text:span><text:line-break/><text:soft-pag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44"><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45"><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45"/>
      <text:p text:style-name="P46">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23"/>
      <text:p text:style-name="P24">För att komma runt problemet med att bara träna vissa vikter kan man köra en bild genom VGG och spara aktiveringarna, och använda dem som input till ett färg<text:span text:style-name="T26">läggande nät.</text:span> </text:p>
      <text:p text:style-name="P27"/>
      <text:p text:style-name="P26">Nätet ska ta medelvärdet över ett område av brusiga ab-värden som input.</text:p>
      <text:p text:style-name="P25">Output ab ska adderas med L.</text:p>
      <text:p text:style-name="P25"/>
      <text:p text:style-name="P28">We process a grayscale image through a deep convolutional architecture (VGG) [14] <text:span text:style-name="T22">and take spatially localized multilayer slices (hypercolumns) [15–17], as per-pixel descriptors</text:span>. <text:span text:style-name="T27">Hur då? Senare lager är dels mindre, och dels så har ursprungspixeln påverkan på fler aktiveringar. </text:span></text:p>
      <text:p text:style-name="P28"><text:s text:c="3"/>We extract a hypercolumn descriptor for a pixel by concatenating the features at its spatial location in all layers, from data to conv7 (fc7), resulting in a 12, 417 channel descriptor.</text:p>
      <text:p text:style-name="P28"/>
      <text:p text:style-name="P29">ReL<text:span text:style-name="T28">U</text:span>-lager i caffe har samma bottom som top, därför att de ändrar på bottomlagrets output men är <text:span text:style-name="T28">på sätt och vis inget eget lager. Därför har inget annat lager ReLU-lagret som bottom.</text:span></text:p>
      <text:p text:style-name="P29"/>
      <text:p text:style-name="P30"><text:soft-page-break/>Deconvolution <text:span text:style-name="T29">för uppsampling</text:span></text:p>
      <text:p text:style-name="P30"/>
      <text:p text:style-name="P31"/>
      <text:p text:style-name="P32">Varför sägs det att ”there is no such thing as a fully connected layer, they are 1x1 convolutions”?</text:p>
      <text:p text:style-name="P32"/>
      <text:p text:style-name="P33">Vad ger Larssons softmax för output? <text:span text:style-name="T30">Hur ser man det? Softmax är inte för loss, utan för att normalisera. Tror lagret ger 128x128, och 32 sådana (1 för varje color bin)</text:span></text:p>
      <text:p text:style-name="P33"/>
      <text:p text:style-name="P33">”<text:span text:style-name="T31">We bin the Lab axes by </text:span><text:span text:style-name="T34">evenly space</text:span><text:span text:style-name="T36">d</text:span><text:span text:style-name="T34"> Gaussian quantiles. They can be encoded separately for a and b (as marginal distributions).” Kanalkodat eller histogram? </text:span></text:p>
      <text:p text:style-name="P33"/>
      <text:p text:style-name="P33"><text:span text:style-name="T34">”</text:span><text:span text:style-name="T35">Extracting batches of only 128 hypercolumn descriptors per input image, </text:span><text:span text:style-name="T32">sampled at random locations</text:span><text:span text:style-name="T35">, provides sufficient training signal.” Hur kan det funka om input alltid kommer från olika aktiveringar? </text:span><text:span text:style-name="T38">Hur utför man den samplingen? </text:span></text:p>
      <text:p text:style-name="P33"/>
      <text:p text:style-name="P34"><text:span text:style-name="T35">V</text:span><text:span text:style-name="T33">arför sampla upp och jämföra med svaret istället för att sampla ner svaret?</text:span></text:p>
      <text:p text:style-name="P34"><text:span text:style-name="T33">-</text:span><text:span text:style-name="T39">Samplar man ner och vill använda alla aktiveringar måste man nersampla till 16x16, vilket inte är tillräckligt för att avgöra färger i större bilder. </text:span></text:p>
      <text:p text:style-name="P50">-Skulle man padda aktiveringarna får bara mittenpixlarna färgtips från de senare lagrens aktiveringar.</text:p>
      <text:p text:style-name="P50"/>
      <text:p text:style-name="P39">Varför tappar ryal dahl färger men inte larsson?</text:p>
      <text:p text:style-name="P39"/>
      <text:p text:style-name="P40">När skalas aktiveringarna för att vändevärdet av kvadraten av en aktivering ska vara 1?</text:p>
      <text:p text:style-name="P35"/>
      <text:p text:style-name="P35">Att göra:</text:p>
      <text:p text:style-name="P36">Kör ett VGG-nät.</text:p>
      <text:p text:style-name="P37">Skriv ut någon aktivering. </text:p>
      <text:p text:style-name="P38">Gör en â av specifika aktiveringar.</text:p>
      <text:p text:style-name="P41">Gör en a av input bild</text:p>
      <text:p text:style-name="P51">Skriv loss function i python.</text:p>
      <text:p text:style-name="P35"><text:span text:style-name="T37">S</text:span><text:span text:style-name="T33">kriv solver. </text:span></text:p>
      <text:p text:style-name="P52"/>
      <text:p text:style-name="P53">Om man skulle träna (optimera) näten med enbart en parameter per backward pass, skulle man inte kunna ta full steglängd då (gradientens belopp) och konvergera bättre (men långsamm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25T10:11:16.430237875</dc:date>
    <meta:editing-duration>P1DT12H8M36S</meta:editing-duration>
    <meta:editing-cycles>93</meta:editing-cycles>
    <meta:document-statistic meta:table-count="0" meta:image-count="0" meta:object-count="0" meta:page-count="3" meta:paragraph-count="53" meta:word-count="1105" meta:character-count="7268" meta:non-whitespace-character-count="6189"/>
  </office:meta>
</office:document-meta>
</file>